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9F000000E1A857EAA9B6932C1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4" svg:font-family="Arial"/>
    <style:font-face style:name="Garamond1" svg:font-family="Garamond" style:font-family-generic="roman"/>
    <style:font-face style:name="Arial" svg:font-family="Arial" style:font-family-generic="swiss"/>
    <style:font-face style:name="Tahoma2" svg:font-family="Tahoma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" svg:font-family="Wingdings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1" svg:font-family="Unifont" style:font-family-generic="modern" style:font-pitch="variable"/>
    <style:font-face style:name="Arial3" svg:font-family="Arial" style:font-family-generic="roman" style:font-pitch="variable"/>
    <style:font-face style:name="FreeSans" svg:font-family="FreeSans" style:font-family-generic="roman" style:font-pitch="variable"/>
    <style:font-face style:name="Garamond" svg:font-family="Garamond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2" svg:font-family="'MS PGothi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center" style:punctuation-wrap="hanging" style:writing-mode="lr-tb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.056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.113cm" fo:margin-bottom="0cm" fo:line-height="100%" fo:text-align="start" style:punctuation-wrap="hanging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-25% 58%" style:font-name="Tahoma3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1026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7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8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29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0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3" draw:style-name="gr2" draw:text-style-name="P6" draw:layer="layout" svg:width="22.753cm" svg:height="7.196cm" svg:x="0.847cm" svg:y="5.71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Koordination und Synchronisation:</text:span></text:p>
          <text:p text:style-name="P5"><text:span text:style-name="T5">Verklemmungen als Petrinetz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2-05-03">3.05.22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1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9"><text:span text:style-name="T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9"><text:span text:style-name="T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Deadlocks: Modellierung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s: Modellierung</text:span></text:p>
          </draw:text-box>
        </draw:frame>
        <draw:frame draw:name="Rectangle 3" presentation:style-name="pr5" draw:text-style-name="P1" draw:layer="layout" svg:width="21.166cm" svg:height="4.479cm" svg:x="2.117cm" svg:y="4.445cm" presentation:class="outline" presentation:user-transformed="true">
          <draw:text-box>
            <text:list text:style-name="L3">
              <text:list-item>
                <text:p text:style-name="P12"><text:span text:style-name="T5">Klassischer Deadlock mit zwei Prozessen und zwei Betriebsmitteln (Ressourcen) </text:span></text:p>
              </text:list-item>
              <text:list-item>
                <text:p text:style-name="P12"><text:span text:style-name="T5">Zur Darstellung nutzt man u.a. Betriebsmittelbelegungsgraphen</text:span></text:p>
              </text:list-item>
            </text:list>
            <text:p text:style-name="P13"><text:span text:style-name="T9"/></text:p>
          </draw:text-box>
        </draw:frame>
        <draw:custom-shape draw:name="Ellipse 5" draw:style-name="gr6" draw:text-style-name="P14" draw:layer="layout" svg:width="1.798cm" svg:height="1.6cm" svg:x="10.301cm" svg:y="10.125cm">
          <text:p text:style-name="P11"><text:span text:style-name="T5">P1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6" draw:text-style-name="P14" draw:layer="layout" svg:width="1.798cm" svg:height="1.6cm" svg:x="10.5cm" svg:y="14.526cm">
          <text:p text:style-name="P11"><text:span text:style-name="T5">P2</text:span></text:p>
          <draw:enhanced-geometry draw:mirror-horizontal="false" draw:mirror-vertical="false" svg:viewBox="0 0 1799 1601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7" draw:style-name="gr6" draw:text-style-name="P14" draw:layer="layout" svg:width="1.997cm" svg:height="1.198cm" svg:x="5.9cm" svg:y="12.726cm">
          <text:p text:style-name="P15"><text:span text:style-name="T5">R1</text:span></text:p>
          <draw:enhanced-geometry draw:mirror-horizontal="false" draw:mirror-vertical="false" svg:viewBox="0 0 1998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6" draw:text-style-name="P14" draw:layer="layout" svg:width="1.997cm" svg:height="1.203cm" svg:x="14.301cm" svg:y="12.524cm">
          <text:p text:style-name="P15"><text:span text:style-name="T5">R2</text:span></text:p>
          <draw:enhanced-geometry draw:mirror-horizontal="false" draw:mirror-vertical="false" svg:viewBox="0 0 1998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3" draw:style-name="gr7" draw:text-style-name="P16" draw:layer="layout" svg:width="1.798cm" svg:height="3.399cm" draw:transform="rotate (-1.5707963267949) translate (10.275cm 10.92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Gerade Verbindung mit Pfeil 15" draw:style-name="gr7" draw:text-style-name="P16" draw:layer="layout" svg:width="3.2cm" svg:height="1.595cm" svg:x="12.1cm" svg:y="10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7" draw:style-name="gr7" draw:text-style-name="P16" draw:layer="layout" svg:width="1.595cm" svg:height="3.002cm" draw:transform="rotate (-1.5707963267949) translate (15.302cm 13.7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19" draw:style-name="gr7" draw:text-style-name="P16" draw:layer="layout" svg:width="3.597cm" svg:height="1.397cm" draw:transform="rotate (-3.14159265358979) translate (10.5cm 15.32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8" draw:text-style-name="P1" draw:layer="layout" svg:width="4.085cm" svg:height="0.927cm" svg:x="5.311cm" svg:y="10.526cm">
          <text:p text:style-name="P11"><text:span text:style-name="T10">P1 belegt R1</text:span></text:p>
          <draw:enhanced-geometry draw:mirror-horizontal="false" draw:mirror-vertical="false" svg:viewBox="0 0 40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8" draw:text-style-name="P1" draw:layer="layout" svg:width="5.211cm" svg:height="0.927cm" svg:x="13.262cm" svg:y="10.526cm">
          <text:p text:style-name="P11"><text:span text:style-name="T10">P1 wartet auf R2</text:span></text:p>
          <draw:enhanced-geometry draw:mirror-horizontal="false" draw:mirror-vertical="false" svg:viewBox="0 0 521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" presentation:class="page"/>
          <draw:frame presentation:style-name="pr6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Vor der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17.907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</text:span><text:span text:style-name="T8"><text:line-break/></text:span><text:span text:style-name="T8">vor der Deadlocksituation</text:span></text:p>
          </draw:text-box>
        </draw:frame>
        <draw:frame draw:name="Rectangle 38" presentation:style-name="pr5" draw:text-style-name="P1" draw:layer="layout" svg:width="21.801cm" svg:height="2.751cm" svg:x="2.328cm" svg:y="14.605cm" presentation:class="outline" presentation:user-transformed="true">
          <draw:text-box>
            <text:list text:style-name="L3">
              <text:list-item>
                <text:p text:style-name="P18"><text:span text:style-name="T10">Wenn t</text:span><text:span text:style-name="T11">1 </text:span><text:span text:style-name="T10">und t</text:span><text:span text:style-name="T11">2 </text:span><text:span text:style-name="T10">gleichzeitig schalten, liegt ein Deadlock vor, da S</text:span><text:span text:style-name="T11">1</text:span><text:span text:style-name="T10"> nicht mehr feuern kann</text:span><text:span text:style-name="T11"> </text:span></text:p>
              </text:list-item>
            </text:list>
          </draw:text-box>
        </draw:frame>
        <draw:g draw:name="Gruppieren 43">
          <draw:custom-shape draw:name="Oval 5" draw:style-name="gr9" draw:text-style-name="P1" draw:layer="layout" svg:width="1.481cm" svg:height="1.481cm" svg:x="6.121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9" draw:text-style-name="P1" draw:layer="layout" svg:width="1.481cm" svg:height="1.481cm" svg:x="16.492cm" svg:y="9.496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10" draw:text-style-name="P1" draw:layer="layout" svg:x1="5.909cm" svg:y1="7.802cm" svg:x2="7.602cm" svg:y2="7.802cm">
            <text:p/>
          </draw:line>
          <draw:line draw:name="Line 9" draw:style-name="gr10" draw:text-style-name="P1" draw:layer="layout" svg:x1="5.909cm" svg:y1="12.672cm" svg:x2="7.602cm" svg:y2="12.672cm">
            <text:p/>
          </draw:line>
          <draw:line draw:name="Line 10" draw:style-name="gr10" draw:text-style-name="P1" draw:layer="layout" svg:x1="16.28cm" svg:y1="7.802cm" svg:x2="17.974cm" svg:y2="7.802cm">
            <text:p/>
          </draw:line>
          <draw:line draw:name="Line 11" draw:style-name="gr10" draw:text-style-name="P1" draw:layer="layout" svg:x1="16.28cm" svg:y1="12.672cm" svg:x2="17.974cm" svg:y2="12.672cm">
            <text:p/>
          </draw:line>
          <draw:custom-shape draw:name="Oval 12" draw:style-name="gr11" draw:text-style-name="P19" draw:layer="layout" svg:width="0.211cm" svg:height="0.211cm" svg:x="11.624cm" svg:y="5.473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1" draw:text-style-name="P19" draw:layer="layout" svg:width="0.211cm" svg:height="0.211cm" svg:x="12.047cm" svg:y="5.897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12" draw:text-style-name="P1" draw:layer="layout" svg:x1="6.755cm" svg:y1="7.802cm" svg:x2="6.755cm" svg:y2="9.496cm">
            <text:p/>
          </draw:line>
          <draw:line draw:name="Line 15" draw:style-name="gr12" draw:text-style-name="P1" draw:layer="layout" svg:x1="17.127cm" svg:y1="7.802cm" svg:x2="17.127cm" svg:y2="9.496cm">
            <text:p/>
          </draw:line>
          <draw:line draw:name="Line 16" draw:style-name="gr12" draw:text-style-name="P1" draw:layer="layout" svg:x1="6.755cm" svg:y1="10.978cm" svg:x2="6.755cm" svg:y2="12.672cm">
            <text:p/>
          </draw:line>
          <draw:line draw:name="Line 17" draw:style-name="gr10" draw:text-style-name="P1" draw:layer="layout" svg:x1="6.755cm" svg:y1="12.672cm" svg:x2="6.755cm" svg:y2="13.519cm">
            <text:p/>
          </draw:line>
          <draw:line draw:name="Line 22" draw:style-name="gr12" draw:text-style-name="P1" draw:layer="layout" svg:x1="17.127cm" svg:y1="10.978cm" svg:x2="17.127cm" svg:y2="12.672cm">
            <text:p/>
          </draw:line>
          <draw:line draw:name="Line 24" draw:style-name="gr10" draw:text-style-name="P1" draw:layer="layout" svg:x1="17.127cm" svg:y1="12.672cm" svg:x2="17.127cm" svg:y2="13.519cm">
            <text:p/>
          </draw:line>
          <draw:line draw:name="Line 26" draw:style-name="gr12" draw:text-style-name="P1" draw:layer="layout" svg:x1="11.835cm" svg:y1="6.531cm" svg:x2="7.179cm" svg:y2="12.672cm">
            <text:p/>
          </draw:line>
          <draw:line draw:name="Line 27" draw:style-name="gr12" draw:text-style-name="P1" draw:layer="layout" svg:x1="12.047cm" svg:y1="6.531cm" svg:x2="16.704cm" svg:y2="12.672cm">
            <text:p/>
          </draw:line>
          <draw:line draw:name="Line 28" draw:style-name="gr12" draw:text-style-name="P1" draw:layer="layout" svg:x1="11.412cm" svg:y1="6.319cm" svg:x2="6.967cm" svg:y2="7.802cm">
            <text:p/>
          </draw:line>
          <draw:custom-shape draw:name="Oval 6" draw:style-name="gr9" draw:text-style-name="P1" draw:layer="layout" svg:width="1.481cm" svg:height="1.481cm" svg:x="11.201cm" svg:y="5.05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12" draw:text-style-name="P1" draw:layer="layout" svg:x1="12.47cm" svg:y1="6.319cm" svg:x2="16.915cm" svg:y2="7.802cm">
            <text:p/>
          </draw:line>
          <draw:custom-shape draw:name="Text Box 30" draw:style-name="gr8" draw:text-style-name="P1" draw:layer="layout" svg:width="0.926cm" svg:height="1.018cm" svg:x="5.201cm" svg:y="12.037cm">
            <text:p text:style-name="P11"><text:span text:style-name="T10">t</text:span><text:span text:style-name="T11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8" draw:text-style-name="P1" draw:layer="layout" svg:width="0.926cm" svg:height="1.018cm" svg:x="5.267cm" svg:y="7.379cm">
            <text:p text:style-name="P11"><text:span text:style-name="T10">t</text:span><text:span text:style-name="T11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8" draw:text-style-name="P1" draw:layer="layout" svg:width="1.062cm" svg:height="1.018cm" svg:x="5.049cm" svg:y="9.708cm">
            <text:p text:style-name="P11"><text:span text:style-name="T10">S</text:span><text:span text:style-name="T11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3" draw:style-name="gr8" draw:text-style-name="P1" draw:layer="layout" svg:width="1.062cm" svg:height="1.018cm" svg:x="11.399cm" svg:y="3.903cm">
            <text:p text:style-name="P11"><text:span text:style-name="T10">S</text:span><text:span text:style-name="T11">1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8" draw:text-style-name="P1" draw:layer="layout" svg:width="1.062cm" svg:height="1.018cm" svg:x="17.961cm" svg:y="9.708cm">
            <text:p text:style-name="P11"><text:span text:style-name="T10">S</text:span><text:span text:style-name="T11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8" draw:text-style-name="P1" draw:layer="layout" svg:width="0.926cm" svg:height="1.018cm" svg:x="17.967cm" svg:y="12.249cm">
            <text:p text:style-name="P11"><text:span text:style-name="T10">t</text:span><text:span text:style-name="T11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8" draw:text-style-name="P1" draw:layer="layout" svg:width="0.926cm" svg:height="1.018cm" svg:x="18.179cm" svg:y="7.167cm">
            <text:p text:style-name="P11"><text:span text:style-name="T10">t</text:span><text:span text:style-name="T11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3" draw:text-style-name="P1" draw:layer="layout" svg:width="3.262cm" svg:height="1.9cm" svg:x="10.142cm" svg:y="11.102cm">
            <text:p text:style-name="P20"><text:span text:style-name="T10">t</text:span><text:span text:style-name="T11">x: Transitionen</text:span></text:p>
            <text:p text:style-name="P20"><text:span text:style-name="T11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3" draw:text-style-name="P1" draw:layer="layout" svg:width="1.199cm" svg:height="0.927cm" svg:x="6.235cm" svg:y="13.186cm">
            <text:p text:style-name="P20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3" draw:text-style-name="P1" draw:layer="layout" svg:width="1.199cm" svg:height="0.927cm" svg:x="16.636cm" svg:y="13.386cm">
            <text:p text:style-name="P20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3" presentation:class="page"/>
          <draw:frame presentation:style-name="pr6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eadlock als Petrinetz: Deadlocksituation" draw:style-name="dp3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1.904cm" svg:x="1.693cm" svg:y="0.847cm" presentation:class="title" presentation:user-transformed="true">
          <draw:text-box>
            <text:p text:style-name="P11"><text:span text:style-name="T8"><text:line-break/></text:span><text:span text:style-name="T8">Deadlock als Petrinetz: Deadlocksituation</text:span></text:p>
          </draw:text-box>
        </draw:frame>
        <draw:frame draw:name="Rectangle 38" presentation:style-name="pr5" draw:text-style-name="P1" draw:layer="layout" svg:width="21.801cm" svg:height="2.751cm" svg:x="2.328cm" svg:y="14.605cm" presentation:class="outline" presentation:user-transformed="true">
          <draw:text-box>
            <text:list text:style-name="L3">
              <text:list-item>
                <text:p text:style-name="P18"><text:span text:style-name="T10">Wenn t</text:span><text:span text:style-name="T11">1 </text:span><text:span text:style-name="T10">und t</text:span><text:span text:style-name="T11">2 </text:span><text:span text:style-name="T10">gleichzeitig schalten, liegt ein Deadlock vor, da S</text:span><text:span text:style-name="T11">1</text:span><text:span text:style-name="T10"> nicht mehr feuern kann</text:span><text:span text:style-name="T11"> </text:span></text:p>
              </text:list-item>
            </text:list>
          </draw:text-box>
        </draw:frame>
        <draw:custom-shape draw:name="Text Box 33" draw:style-name="gr8" draw:text-style-name="P1" draw:layer="layout" svg:width="1.062cm" svg:height="1.018cm" svg:x="11.836cm" svg:y="3.726cm">
          <text:p text:style-name="P11"><text:span text:style-name="T10">S</text:span><text:span text:style-name="T11">1</text:span></text:p>
          <draw:enhanced-geometry draw:mirror-horizontal="false" draw:mirror-vertical="false" svg:viewBox="0 0 1063 10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1">
          <draw:custom-shape draw:name="Oval 5" draw:style-name="gr9" draw:text-style-name="P1" draw:layer="layout" svg:width="1.481cm" svg:height="1.481cm" svg:x="6.156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9" draw:text-style-name="P1" draw:layer="layout" svg:width="1.481cm" svg:height="1.481cm" svg:x="16.528cm" svg:y="9.317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8" draw:style-name="gr10" draw:text-style-name="P1" draw:layer="layout" svg:x1="5.944cm" svg:y1="7.624cm" svg:x2="7.637cm" svg:y2="7.624cm">
            <text:p/>
          </draw:line>
          <draw:line draw:name="Line 9" draw:style-name="gr10" draw:text-style-name="P1" draw:layer="layout" svg:x1="5.944cm" svg:y1="12.492cm" svg:x2="7.637cm" svg:y2="12.492cm">
            <text:p/>
          </draw:line>
          <draw:line draw:name="Line 10" draw:style-name="gr10" draw:text-style-name="P1" draw:layer="layout" svg:x1="16.315cm" svg:y1="7.624cm" svg:x2="18.009cm" svg:y2="7.624cm">
            <text:p/>
          </draw:line>
          <draw:line draw:name="Line 11" draw:style-name="gr10" draw:text-style-name="P1" draw:layer="layout" svg:x1="16.315cm" svg:y1="12.492cm" svg:x2="18.009cm" svg:y2="12.492cm">
            <text:p/>
          </draw:line>
          <draw:custom-shape draw:name="Oval 12" draw:style-name="gr11" draw:text-style-name="P19" draw:layer="layout" svg:width="0.211cm" svg:height="0.211cm" svg:x="6.712cm" svg:y="9.996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3" draw:style-name="gr11" draw:text-style-name="P19" draw:layer="layout" svg:width="0.211cm" svg:height="0.211cm" svg:x="17.229cm" svg:y="10.195cm">
            <text:p/>
            <draw:enhanced-geometry draw:mirror-horizontal="false" draw:mirror-vertical="false" svg:viewBox="0 0 212 21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4" draw:style-name="gr12" draw:text-style-name="P1" draw:layer="layout" svg:x1="6.79cm" svg:y1="7.624cm" svg:x2="6.79cm" svg:y2="9.317cm">
            <text:p/>
          </draw:line>
          <draw:line draw:name="Line 15" draw:style-name="gr12" draw:text-style-name="P1" draw:layer="layout" svg:x1="17.162cm" svg:y1="7.624cm" svg:x2="17.162cm" svg:y2="9.317cm">
            <text:p/>
          </draw:line>
          <draw:line draw:name="Line 16" draw:style-name="gr12" draw:text-style-name="P1" draw:layer="layout" svg:x1="6.79cm" svg:y1="10.798cm" svg:x2="6.79cm" svg:y2="12.492cm">
            <text:p/>
          </draw:line>
          <draw:line draw:name="Line 17" draw:style-name="gr10" draw:text-style-name="P1" draw:layer="layout" svg:x1="6.79cm" svg:y1="12.492cm" svg:x2="6.79cm" svg:y2="13.338cm">
            <text:p/>
          </draw:line>
          <draw:line draw:name="Line 22" draw:style-name="gr12" draw:text-style-name="P1" draw:layer="layout" svg:x1="17.162cm" svg:y1="10.798cm" svg:x2="17.162cm" svg:y2="12.492cm">
            <text:p/>
          </draw:line>
          <draw:line draw:name="Line 24" draw:style-name="gr10" draw:text-style-name="P1" draw:layer="layout" svg:x1="17.162cm" svg:y1="12.492cm" svg:x2="17.162cm" svg:y2="13.338cm">
            <text:p/>
          </draw:line>
          <draw:line draw:name="Line 26" draw:style-name="gr12" draw:text-style-name="P1" draw:layer="layout" svg:x1="11.87cm" svg:y1="6.354cm" svg:x2="7.214cm" svg:y2="12.492cm">
            <text:p/>
          </draw:line>
          <draw:line draw:name="Line 27" draw:style-name="gr12" draw:text-style-name="P1" draw:layer="layout" svg:x1="12.082cm" svg:y1="6.354cm" svg:x2="16.739cm" svg:y2="12.492cm">
            <text:p/>
          </draw:line>
          <draw:line draw:name="Line 28" draw:style-name="gr12" draw:text-style-name="P1" draw:layer="layout" svg:x1="11.447cm" svg:y1="6.142cm" svg:x2="7.002cm" svg:y2="7.624cm">
            <text:p/>
          </draw:line>
          <draw:custom-shape draw:name="Oval 6" draw:style-name="gr9" draw:text-style-name="P1" draw:layer="layout" svg:width="1.481cm" svg:height="1.481cm" svg:x="11.236cm" svg:y="4.873cm">
            <text:p/>
            <draw:enhanced-geometry draw:mirror-horizontal="false" draw:mirror-vertical="false" svg:viewBox="0 0 1482 14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9" draw:style-name="gr12" draw:text-style-name="P1" draw:layer="layout" svg:x1="12.505cm" svg:y1="6.142cm" svg:x2="16.95cm" svg:y2="7.624cm">
            <text:p/>
          </draw:line>
          <draw:custom-shape draw:name="Text Box 30" draw:style-name="gr8" draw:text-style-name="P1" draw:layer="layout" svg:width="0.926cm" svg:height="1.018cm" svg:x="5.236cm" svg:y="11.857cm">
            <text:p text:style-name="P11"><text:span text:style-name="T10">t</text:span><text:span text:style-name="T11">3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1" draw:style-name="gr8" draw:text-style-name="P1" draw:layer="layout" svg:width="0.926cm" svg:height="1.018cm" svg:x="5.302cm" svg:y="7.201cm">
            <text:p text:style-name="P11"><text:span text:style-name="T10">t</text:span><text:span text:style-name="T11">1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2" draw:style-name="gr8" draw:text-style-name="P1" draw:layer="layout" svg:width="1.062cm" svg:height="1.018cm" svg:x="5.085cm" svg:y="9.529cm">
            <text:p text:style-name="P11"><text:span text:style-name="T10">S</text:span><text:span text:style-name="T11">2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4" draw:style-name="gr8" draw:text-style-name="P1" draw:layer="layout" svg:width="1.062cm" svg:height="1.018cm" svg:x="17.996cm" svg:y="9.529cm">
            <text:p text:style-name="P11"><text:span text:style-name="T10">S</text:span><text:span text:style-name="T11">3</text:span></text:p>
            <draw:enhanced-geometry draw:mirror-horizontal="false" draw:mirror-vertical="false" svg:viewBox="0 0 1063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5" draw:style-name="gr8" draw:text-style-name="P1" draw:layer="layout" svg:width="0.926cm" svg:height="1.018cm" svg:x="18.002cm" svg:y="12.069cm">
            <text:p text:style-name="P11"><text:span text:style-name="T10">t</text:span><text:span text:style-name="T11">4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6" draw:style-name="gr8" draw:text-style-name="P1" draw:layer="layout" svg:width="0.926cm" svg:height="1.018cm" svg:x="18.214cm" svg:y="6.989cm">
            <text:p text:style-name="P11"><text:span text:style-name="T10">t</text:span><text:span text:style-name="T11">2</text:span></text:p>
            <draw:enhanced-geometry draw:mirror-horizontal="false" draw:mirror-vertical="false" svg:viewBox="0 0 927 10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3" draw:text-style-name="P1" draw:layer="layout" svg:width="3.262cm" svg:height="1.9cm" svg:x="10.178cm" svg:y="10.922cm">
            <text:p text:style-name="P20"><text:span text:style-name="T10">t</text:span><text:span text:style-name="T11">x: Transitionen</text:span></text:p>
            <text:p text:style-name="P20"><text:span text:style-name="T11">Sy: Stellen </text:span></text:p>
            <draw:enhanced-geometry draw:mirror-horizontal="false" draw:mirror-vertical="false" svg:viewBox="0 0 3263 19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3" draw:text-style-name="P1" draw:layer="layout" svg:width="1.199cm" svg:height="0.927cm" svg:x="6.298cm" svg:y="13.006cm">
            <text:p text:style-name="P20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9" draw:style-name="gr13" draw:text-style-name="P1" draw:layer="layout" svg:width="1.199cm" svg:height="0.927cm" svg:x="16.672cm" svg:y="13.206cm">
            <text:p text:style-name="P20"><text:span text:style-name="T10">…</text:span></text:p>
            <draw:enhanced-geometry draw:mirror-horizontal="false" draw:mirror-vertical="false" svg:viewBox="0 0 120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4">
          <draw:page-thumbnail draw:style-name="gr5" draw:layer="layout" svg:width="14.212cm" svg:height="10.659cm" svg:x="2.753cm" svg:y="2.16cm" draw:page-number="4" presentation:class="page"/>
          <draw:frame presentation:style-name="pr6" draw:text-style-name="P17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4" svg:font-family="Arial"/>
    <style:font-face style:name="Garamond1" svg:font-family="Garamond" style:font-family-generic="roman"/>
    <style:font-face style:name="Arial" svg:font-family="Arial" style:font-family-generic="swiss"/>
    <style:font-face style:name="Tahoma2" svg:font-family="Tahoma" style:font-family-generic="swiss"/>
    <style:font-face style:name="MS PGothic" svg:font-family="'MS PGothic'" style:font-family-generic="modern" style:font-pitch="fixed"/>
    <style:font-face style:name="+mn-cs" svg:font-family="+mn-cs" style:font-pitch="variable"/>
    <style:font-face style:name="Arial1" svg:font-family="Arial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Tahoma" svg:font-family="Tahoma" style:font-pitch="variable"/>
    <style:font-face style:name="Wingdings" svg:font-family="Wingdings" style:font-pitch="variable"/>
    <style:font-face style:name="DejaVu Sans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MS PGothic1" svg:font-family="'MS PGothic'" style:font-family-generic="modern" style:font-pitch="variable"/>
    <style:font-face style:name="Unifont1" svg:font-family="Unifont" style:font-family-generic="modern" style:font-pitch="variable"/>
    <style:font-face style:name="Arial3" svg:font-family="Arial" style:font-family-generic="roman" style:font-pitch="variable"/>
    <style:font-face style:name="FreeSans" svg:font-family="FreeSans" style:font-family-generic="roman" style:font-pitch="variable"/>
    <style:font-face style:name="Garamond" svg:font-family="Garamond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FreeSans3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3" svg:font-family="Tahoma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MS PGothic2" svg:font-family="'MS PGothic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35%" draw:distance="35%"/>
    <draw:stroke-dash draw:name="Dashed_20__28_var_29__20_5" draw:display-name="Dashed (var) 5" draw:style="round" draw:dots2="1" draw:dots2-length="105%" draw:distance="35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20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4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3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4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3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7.907cm" svg:height="1.904cm" svg:x="1.693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435cm" svg:height="0.843cm" svg:x="16.2cm" svg:y="18.288cm">
        <draw:text-box>
          <text:p text:style-name="MP5"><text:span text:style-name="MT8">T. Pospisek, MAS: Betriebssysteme, Monitore, Seite </text:span><text:span text:style-name="MT8"><text:page-number>1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Wrtschaftsinformatik</dc:title>
    <dc:subject>Synchronisation und Koordination</dc:subject>
    <meta:initial-creator>P.Mandl</meta:initial-creator>
    <meta:editing-cycles>1391</meta:editing-cycles>
    <meta:print-date>1999-04-08T16:15:23</meta:print-date>
    <meta:creation-date>1997-06-07T14:48:20</meta:creation-date>
    <dc:date>2022-05-03T16:35:51.327618518</dc:date>
    <meta:editing-duration>P1DT17H13M3S</meta:editing-duration>
    <meta:generator>LibreOffice/7.0.4.2$Linux_X86_64 LibreOffice_project/00$Build-2</meta:generator>
    <meta:document-statistic meta:object-count="14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9</meta:user-defined>
    <meta:template xlink:type="simple" xlink:actuate="onRequest" xlink:title="D:\Programme\Microsoft Office\Templates\Presentation Designs\Übergänge.pot" xlink:href=""/>
  </office:meta>
</office:document-meta>
</file>